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8" style:family="table">
      <style:table-properties style:width="18.459cm" fo:margin-left="-0.002cm" table:align="left" style:may-break-between-rows="false"/>
    </style:style>
    <style:style style:name="Table8.A" style:family="table-column">
      <style:table-column-properties style:column-width="4.503cm"/>
    </style:style>
    <style:style style:name="Table8.B" style:family="table-column">
      <style:table-column-properties style:column-width="9.045cm"/>
    </style:style>
    <style:style style:name="Table8.C" style:family="table-column">
      <style:table-column-properties style:column-width="0.445cm"/>
    </style:style>
    <style:style style:name="Table8.D" style:family="table-column">
      <style:table-column-properties style:column-width="4.466cm"/>
    </style:style>
    <style:style style:name="Table8.1" style:family="table-row">
      <style:table-row-properties fo:keep-together="always"/>
    </style:style>
    <style:style style:name="Table8.A1" style:family="table-cell">
      <style:table-cell-properties fo:background-color="transparent" fo:padding="0.097cm" fo:border="none">
        <style:background-image/>
      </style:table-cell-properties>
    </style:style>
    <style:style style:name="Table8.B1" style:family="table-cell">
      <style:table-cell-properties fo:padding="0.097cm" fo:border="none"/>
    </style:style>
    <style:style style:name="Table8.C1" style:family="table-cell">
      <style:table-cell-properties fo:padding="0.097cm" fo:border="none"/>
    </style:style>
    <style:style style:name="Table8.A2" style:family="table-cell">
      <style:table-cell-properties fo:padding="0.097cm" fo:border="none"/>
    </style:style>
    <style:style style:name="Table8.C2" style:family="table-cell">
      <style:table-cell-properties fo:padding="0.097cm" fo:border="none"/>
    </style:style>
    <style:style style:name="Table8.D2" style:family="table-cell">
      <style:table-cell-properties fo:padding="0.097cm" fo:border="none"/>
    </style:style>
    <style:style style:name="Table6" style:family="table">
      <style:table-properties style:width="18.461cm" table:align="margins"/>
    </style:style>
    <style:style style:name="Table6.A" style:family="table-column">
      <style:table-column-properties style:column-width="18.461cm" style:rel-column-width="65535*"/>
    </style:style>
    <style:style style:name="Table6.A1" style:family="table-cell">
      <style:table-cell-properties fo:background-color="transparent" fo:padding="0.097cm" fo:border="none">
        <style:background-image/>
      </style:table-cell-properties>
    </style:style>
    <style:style style:name="Table1" style:family="table">
      <style:table-properties style:width="18.447cm" fo:margin-left="0cm" fo:margin-right="0.014cm" table:align="margins" fo:keep-with-next="auto"/>
    </style:style>
    <style:style style:name="Table1.A" style:family="table-column">
      <style:table-column-properties style:column-width="0.677cm" style:rel-column-width="2406*"/>
    </style:style>
    <style:style style:name="Table1.B" style:family="table-column">
      <style:table-column-properties style:column-width="2.325cm" style:rel-column-width="8259*"/>
    </style:style>
    <style:style style:name="Table1.C" style:family="table-column">
      <style:table-column-properties style:column-width="2.856cm" style:rel-column-width="10145*"/>
    </style:style>
    <style:style style:name="Table1.D" style:family="table-column">
      <style:table-column-properties style:column-width="10.119cm" style:rel-column-width="35950*"/>
    </style:style>
    <style:style style:name="Table1.E" style:family="table-column">
      <style:table-column-properties style:column-width="2.469cm" style:rel-column-width="8775*"/>
    </style:style>
    <style:style style:name="Table1.1" style:family="table-row">
      <style:table-row-properties style:min-row-height="0.109cm"/>
    </style:style>
    <style:style style:name="Table1.A1" style:family="table-cell">
      <style:table-cell-properties fo:padding="0.097cm" fo:border-left="none" fo:border-right="none" fo:border-top="none" fo:border-bottom="2.5pt solid #4c4c4c"/>
    </style:style>
    <style:style style:name="Table1.2" style:family="table-row">
      <style:table-row-properties style:min-row-height="0.312cm"/>
    </style:style>
    <style:style style:name="Table1.A2" style:family="table-cell">
      <style:table-cell-properties fo:padding="0.097cm" fo:border-left="none" fo:border-right="none" fo:border-top="none" fo:border-bottom="0.55pt solid #999999"/>
    </style:style>
    <style:style style:name="Table1.A3" style:family="table-cell">
      <style:table-cell-properties fo:padding="0.097cm" fo:border="none"/>
    </style:style>
    <style:style style:name="Table1.4" style:family="table-row">
      <style:table-row-properties style:min-row-height="0.6cm"/>
    </style:style>
    <style:style style:name="Table1.A4" style:family="table-cell" style:data-style-name="N100">
      <style:table-cell-properties fo:padding="0.097cm" fo:border-left="none" fo:border-right="none" fo:border-top="0.05pt solid #b3b3b3" fo:border-bottom="none"/>
    </style:style>
    <style:style style:name="Table1.5" style:family="table-row">
      <style:table-row-properties style:min-row-height="0.3cm"/>
    </style:style>
    <style:style style:name="Table1.A5" style:family="table-cell" style:data-style-name="N100">
      <style:table-cell-properties fo:padding="0.097cm" fo:border="none"/>
    </style:style>
    <style:style style:name="Table1.A6" style:family="table-cell" style:data-style-name="N100">
      <style:table-cell-properties fo:padding="0.097cm" fo:border-left="none" fo:border-right="none" fo:border-top="0.05pt solid #999999" fo:border-bottom="0.55pt solid #999999"/>
    </style:style>
    <style:style style:name="Table4" style:family="table">
      <style:table-properties style:width="18.447cm" fo:margin-left="0cm" fo:margin-right="0.014cm" table:align="margins"/>
    </style:style>
    <style:style style:name="Table4.A" style:family="table-column">
      <style:table-column-properties style:column-width="7.273cm" style:rel-column-width="25836*"/>
    </style:style>
    <style:style style:name="Table4.B" style:family="table-column">
      <style:table-column-properties style:column-width="4.172cm" style:rel-column-width="14820*"/>
    </style:style>
    <style:style style:name="Table4.C" style:family="table-column">
      <style:table-column-properties style:column-width="7.003cm" style:rel-column-width="24879*"/>
    </style:style>
    <style:style style:name="Table4.1" style:family="table-row">
      <style:table-row-properties style:min-row-height="0.66cm"/>
    </style:style>
    <style:style style:name="Table4.A1" style:family="table-cell">
      <style:table-cell-properties fo:padding="0.097cm" fo:border-left="none" fo:border-right="none" fo:border-top="2.5pt solid #4c4c4c" fo:border-bottom="none"/>
    </style:style>
    <style:style style:name="Table2" style:family="table">
      <style:table-properties style:width="11.451cm" table:align="left"/>
    </style:style>
    <style:style style:name="Table2.A" style:family="table-column">
      <style:table-column-properties style:column-width="2.86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2pt" style:font-size-asian="1.75pt" style:font-size-complex="2pt"/>
    </style:style>
    <style:style style:name="P3" style:family="paragraph" style:parent-style-name="Text_20_body">
      <style:paragraph-properties fo:margin-top="0cm" fo:margin-bottom="0cm" fo:text-align="center" style:justify-single-word="false">
        <style:tab-stops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4" style:family="paragraph" style:parent-style-name="Text_20_body">
      <style:paragraph-properties fo:margin-top="0cm" fo:margin-bottom="0cm"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margin-top="0cm" fo:margin-bottom="0cm" fo:text-align="start" style:justify-single-word="false">
        <style:tab-stops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6" style:family="paragraph" style:parent-style-name="Text_20_body">
      <style:paragraph-properties fo:margin-top="0cm" fo:margin-bottom="0cm" fo:text-align="start" style:justify-single-word="false"/>
      <style:text-properties style:font-name="Arial" fo:font-size="8pt" style:font-size-asian="8pt" style:font-size-complex="8pt"/>
    </style:style>
    <style:style style:name="P7" style:family="paragraph" style:parent-style-name="Text_20_body">
      <style:paragraph-properties fo:margin-top="0cm" fo:margin-bottom="0cm"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margin-top="0cm" fo:margin-bottom="0cm" fo:text-align="start" style:justify-single-word="false">
        <style:tab-stops/>
      </style:paragraph-properties>
      <style:text-properties style:font-name="Arial" fo:font-size="10pt" fo:background-color="transparent" style:font-size-asian="10pt" style:font-size-complex="10pt"/>
    </style:style>
    <style:style style:name="P9" style:family="paragraph" style:parent-style-name="Text_20_body">
      <style:paragraph-properties fo:margin-top="0cm" fo:margin-bottom="0cm"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margin-top="0cm" fo:margin-bottom="0cm" fo:text-align="center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top="0cm" fo:margin-bottom="0cm" fo:text-align="center" style:justify-single-word="false">
        <style:tab-stops/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top="0cm" fo:margin-bottom="0cm"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top="0cm" fo:margin-bottom="0cm" fo:text-align="start" style:justify-single-word="false">
        <style:tab-stops/>
      </style:paragraph-properties>
      <style:text-properties style:font-name="Arial" fo:font-size="2pt" fo:font-weight="normal" style:font-size-asian="1.75pt" style:font-weight-asian="normal" style:font-size-complex="2pt" style:font-weight-complex="normal"/>
    </style:style>
    <style:style style:name="P14" style:family="paragraph" style:parent-style-name="Text_20_body">
      <style:paragraph-properties fo:margin-top="0cm" fo:margin-bottom="0cm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15" style:family="paragraph" style:parent-style-name="Table_20_Contents">
      <style:paragraph-properties fo:margin-top="0cm" fo:margin-bottom="0cm"/>
      <style:text-properties style:font-name="Arial" fo:font-size="10pt" style:font-size-asian="10pt" style:font-size-complex="10pt"/>
    </style:style>
    <style:style style:name="P16" style:family="paragraph" style:parent-style-name="Table_20_Contents">
      <style:paragraph-properties fo:margin-top="0cm" fo:margin-bottom="0cm" fo:text-align="end" style:justify-single-word="false">
        <style:tab-stops>
          <style:tab-stop style:position="13.82cm" style:type="right"/>
        </style:tab-stops>
      </style:paragraph-properties>
      <style:text-properties style:font-name="Arial" fo:font-size="10pt" style:font-size-asian="10pt" style:font-size-complex="10pt"/>
    </style:style>
    <style:style style:name="P17" style:family="paragraph" style:parent-style-name="Table_20_Contents">
      <style:paragraph-properties fo:margin-top="0cm" fo:margin-bottom="0cm" fo:text-align="end" style:justify-single-word="false"/>
      <style:text-properties style:font-name="Arial" fo:font-size="10pt" fo:background-color="transparent" style:font-size-asian="10pt" style:font-size-complex="10pt"/>
    </style:style>
    <style:style style:name="P18" style:family="paragraph" style:parent-style-name="Table_20_Contents">
      <style:paragraph-properties fo:margin-top="0cm" fo:margin-bottom="0cm"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margin-top="0cm" fo:margin-bottom="0cm"/>
      <style:text-properties style:font-name="Arial" fo:font-size="10pt" fo:font-weight="bold" style:font-size-asian="10pt" style:font-weight-asian="bold" style:font-size-complex="10pt" style:font-weight-complex="bold"/>
    </style:style>
    <style:style style:name="P20" style:family="paragraph" style:parent-style-name="Text_20_body" style:master-page-name="">
      <style:paragraph-properties fo:margin-top="0cm" fo:margin-bottom="0cm" style:page-number="auto"/>
      <style:text-properties style:font-name="Arial" fo:font-size="6pt" style:font-size-asian="6pt" style:font-size-complex="6pt"/>
    </style:style>
    <style:style style:name="P21" style:family="paragraph" style:parent-style-name="Text_20_body">
      <style:paragraph-properties fo:text-align="end" style:justify-single-word="false"/>
      <style:text-properties style:font-name="Arial" fo:font-size="10pt" style:font-size-asian="10pt" style:font-size-complex="10pt"/>
    </style:style>
    <style:style style:name="P22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style:font-name="Ari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29" style:family="paragraph" style:parent-style-name="Frame_20_contents">
      <style:paragraph-properties fo:text-align="end" style:justify-single-word="false"/>
    </style:style>
    <style:style style:name="P30" style:family="paragraph" style:parent-style-name="Text_20_body">
      <style:paragraph-properties fo:margin-top="0cm" fo:margin-bottom="0cm" fo:text-align="start" style:justify-single-word="false"/>
      <style:text-properties style:font-name="Arial" fo:font-size="10pt" style:font-size-asian="10pt" style:font-size-complex="10pt"/>
    </style:style>
    <style:style style:name="T1" style:family="text">
      <style:text-properties style:font-name="Ubuntu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style:font-size-asian="2pt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/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text-input text:description="&lt;for each=&quot;o in objects&quot;&gt;">&lt;for each="o in objects"&gt;</text:text-input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28"/>
          </table:table-cell>
          <table:table-cell table:style-name="Table8.B1" office:value-type="string">
            <text:p text:style-name="P14"/>
            <text:p text:style-name="P14">Account Statement</text:p>
            <text:p text:style-name="P3">GST Reg. Number: <text:text-input text:description="&lt;company.vat or ''&gt;">12-345-678</text:text-input></text:p>
            <text:p text:style-name="P10">Date: <text:text-input text:description="&lt;formatLang(date, date=True)&gt;">12/01/2011</text:text-input></text:p>
            <text:p text:style-name="P10"><text:text-input text:description="&lt;o.ref and str('Account No. %s' % o.ref) or ''&gt;">Account No: 7000</text:text-input></text:p>
            <text:p text:style-name="P11"><text:text-input text:description="&lt;o.property_payment_term and str('Payment Terms: %s' % o.property_payment_term.name) or ''&gt;">Payment Terms: 20th of Month Following</text:text-input></text:p>
          </table:table-cell>
          <table:table-cell table:style-name="Table8.C1" table:number-columns-spanned="2" office:value-type="string">
            <text:p text:style-name="P28"><draw:frame draw:style-name="fr1" draw:name="image: asimage(user.company_id.logo, size_x=364, size_y=315, uom='px')" text:anchor-type="paragraph" svg:x="0.52cm" svg:y="0cm" svg:width="4.551cm" svg:height="3.581cm" draw:z-index="0"><draw:text-box><text:p text:style-name="P29"/></draw:text-box></draw:frame></text:p>
          </table:table-cell>
          <table:covered-table-cell/>
        </table:table-row>
        <table:table-row table:style-name="Table8.1">
          <table:table-cell table:style-name="Table8.A2" table:number-columns-spanned="2" office:value-type="string">
            <text:p text:style-name="P26"><text:text-input text:description="&lt;o.name&gt;">Customer</text:text-input> <text:text-input text:description="&lt;o.title.name or ''&gt;">Ltd</text:text-input></text:p>
            <text:p text:style-name="P26"><text:text-input text:description="&lt;for each=&quot;addr in adr_get(o, 'invoice')&quot;&gt;">&lt;for each="addr in adr_get(o, 'invoice')"&gt;</text:text-input></text:p>
            <text:p text:style-name="P26"><text:text-input text:description="&lt;addr.name or ''&gt;">John Smith</text:text-input></text:p>
            <text:p text:style-name="P26"><text:text-input text:description="&lt;addr.street or ''&gt;">1 Somewhere St</text:text-input></text:p>
            <text:p text:style-name="P26"><text:text-input text:description="&lt;addr.street2 or ''&gt;">A suburb</text:text-input></text:p>
            <text:p text:style-name="P26"><text:text-input text:description="&lt;addr.city or ''&gt;">Auckland</text:text-input> <text:s/><text:text-input text:description="&lt;addr.zip or ''&gt;">0630</text:text-input></text:p>
            <text:p text:style-name="P12"><text:text-input text:description="&lt;/for&gt;">&lt;/for&gt;</text:text-input></text:p>
          </table:table-cell>
          <table:covered-table-cell/>
          <table:table-cell table:style-name="Table8.C2" office:value-type="string">
            <text:p text:style-name="P4"/>
          </table:table-cell>
          <table:table-cell table:style-name="Table8.D2" office:value-type="string">
            <text:p text:style-name="P6"><text:text-input text:description="&lt;company.name&gt;">Roofing Industries Ltd</text:text-input></text:p>
            <text:p text:style-name="P5"><text:text-input text:description="&lt;company.partner_id.address[0].street or ''&gt;">5 John Glenn Ave</text:text-input></text:p>
            <text:p text:style-name="P5"><text:text-input text:description="&lt;company.partner_id.address[0].street2 or ''&gt;">Albany</text:text-input></text:p>
            <text:p text:style-name="P5"><text:text-input text:description="&lt;company.partner_id.address[1].street or ''&gt;">5 John Glenn Ave</text:text-input></text:p>
            <text:p text:style-name="P5"><text:text-input text:description="&lt;company.partner_id.address[1].street2 or ''&gt;">Albany</text:text-input></text:p>
            <text:p text:style-name="P5"><text:text-input text:description="&lt;company.partner_id.address[1].city or ''&gt;">Auckland</text:text-input> <text:text-input text:description="&lt;company.partner_id.address[1].zip or ''&gt;">0630</text:text-input></text:p>
            <text:p text:style-name="P13"/>
            <text:p text:style-name="P5">Ph: <text:text-input text:description="&lt;company.partner_id.address[0].phone or ''&gt;">414 4585</text:text-input></text:p>
            <text:p text:style-name="P5">Fax: <text:text-input text:description="&lt;company.partner_id.address[0].fax or ''&gt;">414 4585</text:text-input></text:p>
            <text:p text:style-name="P5">Em: <text:text-input text:description="&lt;company.partner_id.address[0].email or ''&gt;">office@roof.co.nz</text:text-input></text:p>
            <text:p text:style-name="P5"/>
          </table:table-cell>
        </table:table-row>
      </table:table>
      <text:p text:style-name="Standard"/>
      <table:table table:name="Table6" table:style-name="Table6">
        <table:table-column table:style-name="Table6.A"/>
        <table:table-row>
          <table:table-cell table:style-name="Table6.A1" office:value-type="string">
            <text:p text:style-name="P16"><text:text-input text:description="&lt;calc_totals(o)&gt;">&lt;calc_totals(o)&gt;</text:text-input><text:span text:style-name="T2">Opening Balance: </text:span><text:span text:style-name="T2"><text:text-input text:description="&lt;str('$%.2f' % initial())&gt;">$120.45</text:text-input></text:span></text:p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table:number-columns-spanned="2" office:value-type="string">
              <text:p text:style-name="P22">Date</text:p>
            </table:table-cell>
            <table:covered-table-cell/>
            <table:table-cell table:style-name="Table1.A1" office:value-type="string">
              <text:p text:style-name="P22">Ref</text:p>
            </table:table-cell>
            <table:table-cell table:style-name="Table1.A1" office:value-type="string">
              <text:p text:style-name="P23">Description</text:p>
            </table:table-cell>
            <table:table-cell table:style-name="Table1.A1" office:value-type="string">
              <text:p text:style-name="P24">Amount</text:p>
            </table:table-cell>
          </table:table-row>
        </table:table-header-rows>
        <table:table-row table:style-name="Table1.2">
          <table:table-cell table:style-name="Table1.A2" table:number-columns-spanned="5" office:value-type="string">
            <text:p text:style-name="P19">Payments: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table:number-columns-spanned="5" office:value-type="string">
            <text:p text:style-name="P15"><text:text-input text:description="&lt;for each=&quot;line in payments(o)&quot;&gt;">&lt;for each="line in payments(o)"&gt;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>
            <text:p text:style-name="P15"/>
          </table:table-cell>
          <table:table-cell table:style-name="Table1.A4" office:value-type="float" office:value="0">
            <text:p text:style-name="P15"><text:text-input text:description="&lt;formatLang(line.date_original, date=True)&gt;">12/01/2011</text:text-input></text:p>
          </table:table-cell>
          <table:table-cell table:style-name="Table1.A4" office:value-type="float" office:value="0">
            <text:p text:style-name="P15"><text:text-input text:description="&lt;line.name&gt;">INV0000000</text:text-input></text:p>
          </table:table-cell>
          <table:table-cell table:style-name="Table1.A4" office:value-type="float" office:value="0">
            <text:p text:style-name="P8"><text:text-input text:description="&lt;line.description&gt;">12345 Deep Creek Rd</text:text-input></text:p>
          </table:table-cell>
          <table:table-cell table:style-name="Table1.A4" office:value-type="float" office:value="0">
            <text:p text:style-name="P17"><text:text-input text:description="&lt;str('$%.2f' % line.amount_original)&gt;">$2145.22</text:text-input></text:p>
          </table:table-cell>
        </table:table-row>
        <table:table-row table:style-name="Table1.5">
          <table:table-cell table:style-name="Table1.A5" table:number-columns-spanned="5" office:value-type="float" office:value="0">
            <text:p text:style-name="P7"><text:text-input text:description="&lt;/for&gt;">&lt;/for&gt;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6" table:number-columns-spanned="5" office:value-type="float" office:value="0">
            <text:p text:style-name="P9">Invoices: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5" office:value-type="float" office:value="0">
            <text:p text:style-name="P18"><text:text-input text:description="&lt;for each=&quot;line in invoices(o)&quot;&gt;">&lt;for each="line in invoices(o)"&gt;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>
            <text:p text:style-name="P15"/>
          </table:table-cell>
          <table:table-cell table:style-name="Table1.A5" office:value-type="float" office:value="0">
            <text:p text:style-name="P15"><text:text-input text:description="&lt;formatLang(line.date_original, date=True)&gt;">12/01/2011</text:text-input></text:p>
          </table:table-cell>
          <table:table-cell table:style-name="Table1.A5" office:value-type="float" office:value="0">
            <text:p text:style-name="P15"><text:text-input text:description="&lt;line.name&gt;">INV0000000</text:text-input></text:p>
          </table:table-cell>
          <table:table-cell table:style-name="Table1.A5" office:value-type="float" office:value="0">
            <text:p text:style-name="P8"><text:text-input text:description="&lt;line.description&gt;">12345 Deep Creek Rd</text:text-input><text:span text:style-name="T3"><text:text-input text:description="&lt;if test=&quot;line.site&quot;&gt;">&lt;if test ="line.site"&gt;</text:text-input></text:span><text:span text:style-name="T3"> - (</text:span><text:span text:style-name="T3"><text:text-input text:description="&lt;line.site&gt;">Some site address</text:text-input></text:span><text:span text:style-name="T3">)</text:span><text:span text:style-name="T3"><text:text-input text:description="&lt;/if&gt;">&lt;/if&gt;</text:text-input></text:span></text:p>
          </table:table-cell>
          <table:table-cell table:style-name="Table1.A5" office:value-type="float" office:value="0">
            <text:p text:style-name="P17"><text:text-input text:description="&lt;str('$%.2f' % line.amount_original)&gt;">$2145.22</text:text-input></text:p>
          </table:table-cell>
        </table:table-row>
        <table:table-row table:style-name="Table1.5">
          <table:table-cell table:style-name="Table1.A5" table:number-columns-spanned="5" office:value-type="float" office:value="0">
            <text:p text:style-name="P7"><text:text-input text:description="&lt;/for&gt;">&lt;/for&gt;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7"/>
          </table:table-cell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21">Closing Balance: <text:text-input text:description="&lt;str('$%.2f' % total(4))&gt;">$100000</text:text-input></text:p>
          </table:table-cell>
        </table:table-row>
      </table:table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25"><text:text-input text:description="&lt;total_heading(0)&gt;">Current</text:text-input></text:p>
          </table:table-cell>
          <table:table-cell table:style-name="Table2.A1" office:value-type="string">
            <text:p text:style-name="P25"><text:text-input text:description="&lt;total_heading(1)&gt;">Current</text:text-input></text:p>
          </table:table-cell>
          <table:table-cell table:style-name="Table2.A1" office:value-type="string">
            <text:p text:style-name="P25"><text:text-input text:description="&lt;total_heading(2)&gt;">Current</text:text-input></text:p>
          </table:table-cell>
          <table:table-cell table:style-name="Table2.D1" office:value-type="string">
            <text:p text:style-name="P25"><text:text-input text:description="&lt;total_heading(3)&gt;">Current</text:text-input></text:p>
          </table:table-cell>
        </table:table-row>
        <table:table-row>
          <table:table-cell table:style-name="Table2.A2" office:value-type="string">
            <text:p text:style-name="P25"><text:text-input text:description="&lt;str('$%.2f' % total(0))&gt;">$123.45</text:text-input></text:p>
          </table:table-cell>
          <table:table-cell table:style-name="Table2.A2" office:value-type="string">
            <text:p text:style-name="P25"><text:text-input text:description="&lt;str('$%.2f' % total(1))&gt;">$2345.67</text:text-input></text:p>
          </table:table-cell>
          <table:table-cell table:style-name="Table2.A2" office:value-type="string">
            <text:p text:style-name="P25"><text:text-input text:description="&lt;str('$%.2f' % total(2))&gt;">$45678.00</text:text-input></text:p>
          </table:table-cell>
          <table:table-cell table:style-name="Table2.D2" office:value-type="string">
            <text:p text:style-name="P25"><text:text-input text:description="&lt;str('$%.2f' % total(3))&gt;">$4587.25</text:text-input></text:p>
          </table:table-cell>
        </table:table-row>
      </table:table>
      <text:p text:style-name="P7"/>
      <text:p text:style-name="P7"><text:text-input text:description="&lt;company.overdue_msg&gt;">Bank details etc - uses overdue_message in company definition</text:text-input></text:p>
      <text:p text:style-name="P30"><text:span text:style-name="T2"><text:text-input text:description="&lt;/for&gt;">&lt;/for&gt;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366cm" style:type="center"/>
          <style:tab-stop style:position="18.733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366cm" style:type="center"/>
          <style:tab-stop style:position="18.733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Ubuntu"/>
    </style:style>
    <style:page-layout style:name="Mpm1">
      <style:page-layout-properties fo:page-width="21.001cm" fo:page-height="29.7cm" style:num-format="1" style:print-orientation="portrait" fo:margin-top="1.101cm" fo:margin-bottom="1.993cm" fo:margin-left="1.27cm" fo:margin-right="1.2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<text:span text:style-name="MT1">Page </text:span><text:span text:style-name="MT1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6-14T08:50:38</dc:date>
    <dc:creator>Graeme Gellatly</dc:creator>
    <meta:generator>LibreOffice/3.5$Linux_X86_64 LibreOffice_project/350m1$Build-2</meta:generator>
    <meta:editing-duration>P9DT3H55M22S</meta:editing-duration>
    <meta:editing-cycles>467</meta:editing-cycles>
    <meta:document-statistic meta:table-count="5" meta:image-count="0" meta:object-count="0" meta:page-count="1" meta:paragraph-count="53" meta:word-count="123" meta:character-count="829" meta:non-whitespace-character-count="757"/>
  </office:meta>
</office:document-meta>
</file>